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6b4d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Qué es hdparm y para qué se utiliza en Linux?</text:p>
      <text:p text:style-name="P2"><text:span text:style-name="Strong_20_Emphasis"><text:span text:style-name="T1">Respuesta 1:</text:span></text:span> <text:span text:style-name="Source_20_Text"><text:span text:style-name="T1">hdparm</text:span></text:span> es una utilidad en Linux que se utiliza para configurar y controlar parámetros de discos duros, como la velocidad de transferencia de datos y la configuración de energía.</text:p>
      <text:p text:style-name="P2"><text:span text:style-name="Strong_20_Emphasis"><text:span text:style-name="T1">Pregunta 2:</text:span></text:span> ¿Cuál es la utilidad de ajustar los parámetros de energía de un disco duro utilizando hdparm?</text:p>
      <text:p text:style-name="P2"><text:span text:style-name="Strong_20_Emphasis"><text:span text:style-name="T1">Respuesta 2:</text:span></text:span> Ajustar los parámetros de energía de un disco duro con hdparm puede reducir el consumo de energía y extender la vida útil del disco.</text:p>
      <text:p text:style-name="P2"><text:span text:style-name="Strong_20_Emphasis"><text:span text:style-name="T1">Pregunta 3:</text:span></text:span> ¿Cuál es la diferencia entre RAID 0 y RAID 1 en términos de redundancia?</text:p>
      <text:p text:style-name="P2"><text:span text:style-name="Strong_20_Emphasis"><text:span text:style-name="T1">Respuesta 3:</text:span></text:span> RAID 0 no proporciona redundancia, mientras que RAID 1 duplica los datos en dos o más discos para proporcionar redundancia.</text:p>
      <text:p text:style-name="P2"><text:span text:style-name="Strong_20_Emphasis"><text:span text:style-name="T1">Pregunta 4:</text:span></text:span> ¿Qué es el "buffer cache" en relación con el acceso a dispositivos de almacenamiento en Linux?</text:p>
      <text:p text:style-name="P2"><text:span text:style-name="Strong_20_Emphasis"><text:span text:style-name="T1">Respuesta 4:</text:span></text:span> El "buffer cache" es una parte de la memoria utilizada para almacenar temporalmente datos de disco, lo que puede acelerar el acceso a dispositivos de almacenamiento.</text:p>
      <text:p text:style-name="P2"><text:span text:style-name="Strong_20_Emphasis"><text:span text:style-name="T1">Pregunta 5:</text:span></text:span> ¿Qué comando se utiliza para ver y ajustar los parámetros de un disco duro utilizando hdparm?</text:p>
      <text:p text:style-name="P2"><text:span text:style-name="Strong_20_Emphasis"><text:span text:style-name="T1">Respuesta 5:</text:span></text:span> El comando <text:span text:style-name="Source_20_Text"><text:span text:style-name="T1">hdparm</text:span></text:span> se utiliza para ver y ajustar los parámetros de un disco duro en Linux. Por ejemplo, <text:span text:style-name="Source_20_Text"><text:span text:style-name="T1">hdparm -I /dev/sdX</text:span></text:span> muestra información del disco y <text:span text:style-name="Source_20_Text"><text:span text:style-name="T1">hdparm -B 255 /dev/sdX</text:span></text:span> ajusta el parámetro de energía.</text:p>
      <text:p text:style-name="P2"><text:span text:style-name="Strong_20_Emphasis"><text:span text:style-name="T1">Pregunta 6:</text:span></text:span> ¿Cuál es el propósito de habilitar la función de caché en un disco duro utilizando hdparm?</text:p>
      <text:p text:style-name="P2"><text:span text:style-name="Strong_20_Emphasis"><text:span text:style-name="T1">Respuesta 6:</text:span></text:span> Habilitar la función de caché en un disco duro con hdparm puede mejorar el rendimiento al almacenar temporalmente datos en la caché antes de escribirlos en el disco.</text:p>
      <text:p text:style-name="P2"><text:span text:style-name="Strong_20_Emphasis"><text:span text:style-name="T1">Pregunta 7:</text:span></text:span> ¿Cuál es el propósito de la opción "-t" en el comando <text:span text:style-name="Source_20_Text"><text:span text:style-name="T1">hdparm -t</text:span></text:span>?</text:p>
      <text:p text:style-name="P2"><text:span text:style-name="Strong_20_Emphasis"><text:span text:style-name="T1">Respuesta 7:</text:span></text:span> La opción <text:span text:style-name="Source_20_Text"><text:span text:style-name="T1">-t</text:span></text:span> en el comando <text:span text:style-name="Source_20_Text"><text:span text:style-name="T1">hdparm</text:span></text:span> se utiliza para realizar una prueba de lectura secuencial en el disco y mostrar su rendimiento en términos de velocidad de transferencia.</text:p>
      <text:p text:style-name="P2"><text:span text:style-name="Strong_20_Emphasis"><text:span text:style-name="T1">Pregunta 8:</text:span></text:span> ¿Cómo se puede configurar hdparm para que los cambios realizados sean permanentes después de un reinicio?</text:p>
      <text:p text:style-name="P2"><text:span text:style-name="Strong_20_Emphasis"><text:span text:style-name="T1">Respuesta 8:</text:span></text:span> Para que los cambios realizados con <text:span text:style-name="Source_20_Text"><text:span text:style-name="T1">hdparm</text:span></text:span> sean permanentes después de un reinicio, debes agregar los comandos de configuración al archivo "/etc/hdparm.conf".</text:p>
      <text:p text:style-name="P2"><text:soft-page-break/><text:span text:style-name="Strong_20_Emphasis"><text:span text:style-name="T1">Pregunta 9:</text:span></text:span> ¿Cuál es la función de la opción "-S" en el comando <text:span text:style-name="Source_20_Text"><text:span text:style-name="T1">hdparm -S</text:span></text:span>?</text:p>
      <text:p text:style-name="P2"><text:span text:style-name="Strong_20_Emphasis"><text:span text:style-name="T1">Respuesta 9:</text:span></text:span> La opción <text:span text:style-name="Source_20_Text"><text:span text:style-name="T1">-S</text:span></text:span> en el comando <text:span text:style-name="Source_20_Text"><text:span text:style-name="T1">hdparm</text:span></text:span> se utiliza para configurar el tiempo de espera de inactividad antes de que un disco entre en modo de suspensión.</text:p>
      <text:p text:style-name="P2"><text:span text:style-name="Strong_20_Emphasis"><text:span text:style-name="T1">Pregunta 10:</text:span></text:span> ¿Qué nivel de RAID se utiliza principalmente para aumentar la velocidad de lectura y escritura?</text:p>
      <text:p text:style-name="P2"><text:span text:style-name="Strong_20_Emphasis"><text:span text:style-name="T1">Respuesta 10:</text:span></text:span> El nivel de RAID que se utiliza principalmente para aumentar la velocidad de lectura y escritura es RAID 0.</text:p>
      <text:p text:style-name="P2"><text:span text:style-name="Strong_20_Emphasis"><text:span text:style-name="T1">Pregunta 11:</text:span></text:span> ¿Cuál es la utilidad de ajustar los parámetros de rendimiento de un disco duro utilizando hdparm?</text:p>
      <text:p text:style-name="P2"><text:span text:style-name="Strong_20_Emphasis"><text:span text:style-name="T1">Respuesta 11:</text:span></text:span> Ajustar los parámetros de rendimiento de un disco duro con hdparm puede mejorar la velocidad de lectura y escritura, lo que es útil en aplicaciones que requieren un alto rendimiento.</text:p>
      <text:p text:style-name="P2"><text:span text:style-name="Strong_20_Emphasis"><text:span text:style-name="T1">Pregunta 12:</text:span></text:span> ¿Qué es el "DMA" (Acceso Directo a Memoria) en relación con el acceso a dispositivos de almacenamiento?</text:p>
      <text:p text:style-name="P2"><text:span text:style-name="Strong_20_Emphasis"><text:span text:style-name="T1">Respuesta 12:</text:span></text:span> DMA es una tecnología que permite a dispositivos de almacenamiento transferir datos directamente a la memoria del sistema sin la intervención de la CPU, lo que mejora la eficiencia del acceso a datos.</text:p>
      <text:p text:style-name="P2"><text:span text:style-name="Strong_20_Emphasis"><text:span text:style-name="T1">Pregunta 13:</text:span></text:span> ¿Cuál es la función de la opción "-c" en el comando <text:span text:style-name="Source_20_Text"><text:span text:style-name="T1">hdparm -c</text:span></text:span>?</text:p>
      <text:p text:style-name="P2"><text:span text:style-name="Strong_20_Emphasis"><text:span text:style-name="T1">Respuesta 13:</text:span></text:span> La opción <text:span text:style-name="Source_20_Text"><text:span text:style-name="T1">-c</text:span></text:span> en el comando <text:span text:style-name="Source_20_Text"><text:span text:style-name="T1">hdparm</text:span></text:span> se utiliza para habilitar o deshabilitar la funcionalidad de caché en un disco duro.</text:p>
      <text:p text:style-name="P2"><text:span text:style-name="Strong_20_Emphasis"><text:span text:style-name="T1">Pregunta 14:</text:span></text:span> ¿Qué es un "sector defectuoso" en un disco duro y cómo se puede manejar utilizando hdparm?</text:p>
      <text:p text:style-name="P2"><text:span text:style-name="Strong_20_Emphasis"><text:span text:style-name="T1">Respuesta 14:</text:span></text:span> Un sector defectuoso es una parte del disco que no funciona correctamente. hdparm no repara sectores defectuosos, pero puedes utilizar utilidades como "badblocks" para identificarlos.</text:p>
      <text:p text:style-name="P2"><text:span text:style-name="Strong_20_Emphasis"><text:span text:style-name="T1">Pregunta 15:</text:span></text:span> ¿Cuál es la ventaja de utilizar RAID 5 en comparación con RAID 0 o RAID 1?</text:p>
      <text:p text:style-name="P2"><text:span text:style-name="Strong_20_Emphasis"><text:span text:style-name="T1">Respuesta 15:</text:span></text:span> La ventaja de RAID 5 sobre RAID 0 y RAID 1 es que proporciona velocidad y redundancia de datos al mismo tiempo.</text:p>
      <text:p text:style-name="P2"><text:span text:style-name="Strong_20_Emphasis"><text:span text:style-name="T1">Pregunta 16:</text:span></text:span> ¿Qué es el "flush cache" en relación con hdparm?</text:p>
      <text:p text:style-name="P2"><text:span text:style-name="Strong_20_Emphasis"><text:span text:style-name="T1">Respuesta 16:</text:span></text:span> El comando <text:span text:style-name="Source_20_Text"><text:span text:style-name="T1">hdparm -F</text:span></text:span> se utiliza para enviar una instrucción "flush cache" al disco duro para forzar la escritura de datos almacenados en la caché al disco.</text:p>
      <text:p text:style-name="P2"><text:soft-page-break/><text:span text:style-name="Strong_20_Emphasis"><text:span text:style-name="T1">Pregunta 17:</text:span></text:span> ¿Cuál es el propósito de utilizar RAID 1 en un sistema de almacenamiento?</text:p>
      <text:p text:style-name="P2"><text:span text:style-name="Strong_20_Emphasis"><text:span text:style-name="T1">Respuesta 17:</text:span></text:span> El propósito de utilizar RAID 1 es proporcionar redundancia de datos al duplicarlos en dos o más discos duros, lo que aumenta la seguridad de los datos.</text:p>
      <text:p text:style-name="P2"><text:span text:style-name="Strong_20_Emphasis"><text:span text:style-name="T1">Pregunta 18:</text:span></text:span> ¿Cómo se puede verificar si los cambios de configuración de hdparm se han aplicado correctamente?</text:p>
      <text:p text:style-name="P2"><text:span text:style-name="Strong_20_Emphasis"><text:span text:style-name="T1">Respuesta 18:</text:span></text:span> Puedes verificar si los cambios de configuración de hdparm se han aplicado correctamente ejecutando el comando <text:span text:style-name="Source_20_Text"><text:span text:style-name="T1">hdparm -I /dev/sdX</text:span></text:span> y revisando la salida.</text:p>
      <text:p text:style-name="P2"><text:span text:style-name="Strong_20_Emphasis"><text:span text:style-name="T1">Pregunta 19:</text:span></text:span> ¿Qué nivel de RAID se utiliza comúnmente para aplicaciones que requieren alta disponibilidad y tolerancia a fallas?</text:p>
      <text:p text:style-name="P2"><text:span text:style-name="Strong_20_Emphasis"><text:span text:style-name="T1">Respuesta 19:</text:span></text:span> El nivel de RAID que se utiliza comúnmente para aplicaciones que requieren alta disponibilidad y tolerancia a fallas es RAID 6.</text:p>
      <text:p text:style-name="P2"><text:span text:style-name="Strong_20_Emphasis"><text:span text:style-name="T1">Pregunta 20:</text:span></text:span> ¿Cuál es la diferencia clave entre RAID 0+1 y RAID 1+0?</text:p>
      <text:p text:style-name="P2"><text:span text:style-name="Strong_20_Emphasis"><text:span text:style-name="T1">Respuesta 20:</text:span></text:span> La diferencia clave entre RAID 0+1 y RAID 1+0 es la secuencia en que se combinan los niveles RAID. RAID 0+1 primero combina los discos en un conjunto RAID 0 y luego duplica ese conjunto en RAID 1, mientras que RAID 1+0 primero duplica los discos en RAID 1 y luego combina esos conjuntos en RAID 0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Administración avanzada de dispositivos de almacenamiento </text:p>
        <text:p text:style-name="MP2">Ajustes del acceso a los dispositivos de almacenamiento <text:s text:c="3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32:04.814102127</dc:date>
    <meta:editing-duration>PT4H24M41S</meta:editing-duration>
    <meta:editing-cycles>93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29" meta:character-count="5497" meta:non-whitespace-character-count="4606"/>
  </office:meta>
</office:document-meta>
</file>